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ira Mono" svg:font-family="'Fira Mono', 'Source Code Pro', monospace"/>
    <style:font-face style:name="Fira Sans" svg:font-family="'Fira Sans', 'Source Sans Pro', Helvetica, Arial,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9pt" fo:font-style="italic" style:font-size-asian="9pt" style:font-style-asian="italic" style:font-size-complex="9pt" style:font-style-complex="italic"/>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fo:font-size="10pt" style:font-size-asian="10pt" style:font-size-complex="10pt"/>
    </style:style>
    <style:style style:name="P5" style:family="paragraph" style:parent-style-name="Standard">
      <style:paragraph-properties fo:margin-left="0cm" fo:margin-right="0cm" fo:text-indent="0cm" style:auto-text-indent="false"/>
      <style:text-properties fo:font-variant="normal" fo:text-transform="none" fo:color="#333333" style:font-name="Times New Roman" fo:font-size="10pt" fo:letter-spacing="normal" fo:font-style="normal" fo:font-weight="normal" style:font-size-asian="10pt" style:font-weight-asian="normal" style:font-size-complex="10pt" style:font-weight-complex="normal"/>
    </style:style>
    <style:style style:name="P6" style:family="paragraph" style:parent-style-name="Text_20_body">
      <style:paragraph-properties fo:margin-left="0cm" fo:margin-right="0cm" fo:margin-top="0cm" fo:margin-bottom="0cm" fo:orphans="2" fo:widows="2" fo:text-indent="0cm" style:auto-text-indent="false"/>
    </style:style>
    <style:style style:name="P7" style:family="paragraph" style:parent-style-name="Standard" style:master-page-name="">
      <style:paragraph-properties fo:margin-left="0.459cm" fo:margin-right="0cm" fo:text-indent="0cm" style:auto-text-indent="false" style:page-number="auto"/>
      <style:text-properties fo:font-size="10pt" style:font-size-asian="10pt" style:font-size-complex="10pt"/>
    </style:style>
    <style:style style:name="P8" style:family="paragraph" style:parent-style-name="Standard">
      <style:paragraph-properties fo:margin-left="0.459cm" fo:margin-right="0cm" fo:text-indent="0cm" style:auto-text-indent="false"/>
      <style:text-properties fo:font-size="10pt" style:font-size-asian="10pt" style:font-size-complex="10pt"/>
    </style:style>
    <style:style style:name="P9" style:family="paragraph" style:parent-style-name="Standard">
      <style:paragraph-properties fo:margin-left="0.459cm" fo:margin-right="0cm" fo:text-indent="0cm" style:auto-text-indent="false"/>
      <style:text-properties fo:font-variant="normal" fo:text-transform="none" fo:color="#333333" style:font-name="Times New Roman" fo:font-size="10pt" fo:letter-spacing="normal" fo:font-style="normal" fo:font-weight="normal" style:font-size-asian="10pt" style:font-weight-asian="normal" style:font-size-complex="10pt" style:font-weight-complex="normal"/>
    </style:style>
    <style:style style:name="P10" style:family="paragraph" style:parent-style-name="Standard" style:master-page-name="">
      <style:paragraph-properties fo:margin-left="0.512cm" fo:margin-right="0cm" fo:text-indent="0cm" style:auto-text-indent="false" style:page-number="auto"/>
      <style:text-properties fo:font-size="10pt" style:font-size-asian="10pt" style:font-size-complex="10pt"/>
    </style:style>
    <style:style style:name="P11" style:family="paragraph" style:parent-style-name="Standard" style:master-page-name="">
      <style:paragraph-properties fo:margin-left="0.476cm" fo:margin-right="0cm" fo:text-indent="0cm" style:auto-text-indent="false" style:page-number="auto"/>
    </style:style>
    <style:style style:name="P12" style:family="paragraph" style:parent-style-name="Standard">
      <style:paragraph-properties fo:margin-left="0.476cm" fo:margin-right="0cm" fo:text-indent="0cm" style:auto-text-indent="false"/>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indent="0cm" style:auto-text-indent="false"/>
      <style:text-properties fo:font-variant="normal" fo:text-transform="none" fo:color="#333333" style:font-name="Times New Roman" fo:font-size="10pt" fo:letter-spacing="normal" fo:font-style="normal" fo:font-weight="normal" style:font-size-asian="10pt" style:font-size-complex="10pt"/>
    </style:style>
    <style:style style:name="P15" style:family="paragraph" style:parent-style-name="Standard">
      <style:paragraph-properties fo:margin-left="0cm" fo:margin-right="0cm" fo:text-indent="0cm" style:auto-text-indent="false"/>
      <style:text-properties fo:font-variant="normal" fo:text-transform="none" fo:color="#333333" style:font-name="Times New Roman" fo:font-size="10pt" fo:letter-spacing="normal" fo:font-style="normal" fo:font-weight="normal" fo:background-color="#d9e6f2" style:font-size-asian="10pt" style:font-size-complex="10pt"/>
    </style:style>
    <style:style style:name="P16" style:family="paragraph" style:parent-style-name="Standard">
      <style:paragraph-properties fo:margin-left="0cm" fo:margin-right="0cm" fo:text-indent="0cm" style:auto-text-indent="false"/>
      <style:text-properties fo:font-variant="normal" fo:text-transform="none" fo:color="#333333" style:font-name="Times New Roman" fo:font-size="10pt" fo:letter-spacing="normal" fo:font-style="normal" fo:font-weight="normal" fo:background-color="#d9e6f2" style:font-size-asian="10pt" style:font-weight-asian="normal" style:font-size-complex="10pt" style:font-weight-complex="normal"/>
    </style:style>
    <style:style style:name="P17" style:family="paragraph" style:parent-style-name="Standard">
      <style:text-properties fo:font-variant="normal" fo:text-transform="none" style:use-window-font-color="true" style:font-name="Times New Roman" fo:letter-spacing="normal" fo:font-style="normal" fo:font-weight="normal" fo:background-color="#d9e6f2" style:font-weight-asian="normal" style:font-weight-complex="normal"/>
    </style:style>
    <style:style style:name="P18" style:family="paragraph" style:parent-style-name="Standard">
      <style:text-properties fo:color="#ff3333" fo:font-weight="bold" fo:background-color="transparent" style:font-weight-asian="bold" style:font-weight-complex="bold"/>
    </style:style>
    <style:style style:name="P19" style:family="paragraph" style:parent-style-name="Standard" style:master-page-name="">
      <style:paragraph-properties fo:margin-left="1.729cm" fo:margin-right="0cm" fo:text-indent="-1.252cm" style:auto-text-indent="false" style:page-number="auto"/>
    </style:style>
    <style:style style:name="P20" style:family="paragraph" style:parent-style-name="Standard">
      <style:paragraph-properties fo:background-color="transparent">
        <style:background-image/>
      </style:paragraph-properties>
      <style:text-properties fo:color="#ff3333" fo:font-weight="bold" style:font-weight-asian="bold" style:font-weight-complex="bold"/>
    </style:style>
    <style:style style:name="P21" style:family="paragraph" style:parent-style-name="List_20_Heading" style:master-page-name="">
      <style:paragraph-properties fo:margin-left="1.64cm" fo:margin-right="0cm" fo:text-indent="-1.076cm" style:auto-text-indent="false" style:page-number="auto" fo:background-color="transparent">
        <style:background-image/>
      </style:paragraph-properties>
      <style:text-properties fo:font-size="10pt" style:font-size-asian="10pt" style:font-size-complex="10pt"/>
    </style:style>
    <style:style style:name="P22" style:family="paragraph" style:parent-style-name="List_20_Heading">
      <style:paragraph-properties fo:margin-left="1.64cm" fo:margin-right="0cm" fo:text-indent="-1.076cm" style:auto-text-indent="false" fo:background-color="transparent">
        <style:background-image/>
      </style:paragraph-properties>
      <style:text-properties fo:font-size="10pt" style:font-size-asian="10pt" style:font-size-complex="10pt"/>
    </style:style>
    <style:style style:name="P23" style:family="paragraph" style:parent-style-name="Heading_20_3">
      <style:paragraph-properties fo:background-color="transparent" style:shadow="none">
        <style:background-image/>
      </style:paragraph-properties>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24" style:family="paragraph" style:parent-style-name="Heading_20_3" style:master-page-name="">
      <style:paragraph-properties fo:margin-top="0.423cm" fo:margin-bottom="0.212cm" style:page-number="auto" fo:background-color="transparent" style:shadow="none" fo:keep-with-next="always">
        <style:background-image/>
      </style:paragraph-properties>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25" style:family="paragraph" style:parent-style-name="List_20_Contents">
      <style:text-properties fo:font-size="10pt" style:font-size-asian="10pt" style:font-size-complex="10pt"/>
    </style:style>
    <style:style style:name="P26" style:family="paragraph" style:parent-style-name="Text_20_body">
      <style:text-properties fo:font-size="10pt" style:font-size-asian="10pt" style:font-size-complex="10pt"/>
    </style:style>
    <style:style style:name="P27" style:family="paragraph" style:parent-style-name="Text_20_body">
      <style:text-properties fo:font-size="10pt" fo:font-style="italic" style:font-size-asian="10pt" style:font-style-asian="italic" style:font-size-complex="10pt" style:font-style-complex="italic"/>
    </style:style>
    <style:style style:name="P28" style:family="paragraph" style:parent-style-name="Text_20_body">
      <style:paragraph-properties fo:background-color="transparent" style:shadow="none">
        <style:background-image/>
      </style:paragraph-properties>
      <style:text-properties fo:font-size="10pt" style:font-size-asian="10pt" style:font-size-complex="10pt"/>
    </style:style>
    <style:style style:name="P29" style:family="paragraph">
      <style:text-properties fo:font-size="12pt" style:font-size-asian="12pt" style:font-size-complex="12pt"/>
    </style:style>
    <style:style style:name="T1" style:family="text">
      <style:text-properties fo:font-variant="normal" fo:text-transform="none" fo:color="#333333" style:font-name="Fira Sans" fo:font-size="12pt" fo:letter-spacing="normal" fo:font-style="normal" fo:font-weight="bold"/>
    </style:style>
    <style:style style:name="T2" style:family="text">
      <style:text-properties fo:font-variant="normal" fo:text-transform="none" fo:color="#333333" style:text-line-through-style="none" style:font-name="Times New Roman" fo:font-size="10pt" fo:letter-spacing="normal" fo:font-style="normal" style:text-underline-style="none" fo:font-weight="normal" style:text-blinking="false" style:font-size-asian="10pt" style:font-weight-asian="normal" style:font-size-complex="10pt" style:font-weight-complex="normal"/>
    </style:style>
    <style:style style:name="T3" style:family="text">
      <style:text-properties fo:font-variant="normal" fo:text-transform="none" fo:color="#333333" style:font-name="Times New Roman" fo:font-size="10pt" fo:letter-spacing="normal" fo:font-style="normal" fo:font-weight="normal" style:font-size-asian="10pt" style:font-weight-asian="normal" style:font-size-complex="10pt" style:font-weight-complex="normal"/>
    </style:style>
    <style:style style:name="T4" style:family="text">
      <style:text-properties fo:font-variant="normal" fo:text-transform="none" fo:color="#333333" style:font-name="Times New Roman" fo:font-size="10pt" fo:letter-spacing="normal" fo:font-style="normal" fo:font-weight="normal" style:font-size-asian="10pt" style:font-size-complex="10pt"/>
    </style:style>
    <style:style style:name="T5" style:family="text">
      <style:text-properties fo:font-variant="normal" fo:text-transform="none" fo:color="#333333" style:font-name="Times New Roman" fo:font-size="10pt" fo:letter-spacing="normal" fo:font-style="normal" style:text-underline-style="solid" style:text-underline-width="auto" style:text-underline-color="font-color" fo:font-weight="normal" style:font-size-asian="10pt" style:font-weight-asian="normal" style:font-size-complex="10pt" style:font-weight-complex="normal"/>
    </style:style>
    <style:style style:name="T6" style:family="text">
      <style:text-properties fo:font-variant="normal" fo:text-transform="none" fo:color="#737373" style:font-name="Fira Mono" fo:font-size="10pt" fo:letter-spacing="normal" fo:font-style="normal" fo:font-weight="normal" fo:background-color="#ffffff" style:font-size-asian="10pt" style:font-size-complex="10pt"/>
    </style:style>
    <style:style style:name="T7" style:family="text">
      <style:text-properties fo:font-variant="normal" fo:text-transform="none" fo:color="#737373" style:font-name="Fira Mono" fo:font-size="10pt" fo:letter-spacing="-0.026cm" fo:font-style="normal" fo:font-weight="normal" fo:background-color="transparent" style:font-size-asian="10pt" style:font-weight-asian="normal" style:font-size-complex="10pt" style:font-weight-complex="normal"/>
    </style:style>
    <style:style style:name="T8" style:family="text">
      <style:text-properties fo:font-variant="normal" fo:text-transform="none" fo:color="#737373" style:font-name="Fira Mono" fo:letter-spacing="-0.026cm" fo:font-style="normal" fo:font-weight="normal"/>
    </style:style>
    <style:style style:name="T9" style:family="text">
      <style:text-properties fo:font-variant="normal" fo:text-transform="none" fo:color="#737373" style:text-line-through-style="none" style:font-name="Fira Mono" fo:font-size="10pt" fo:letter-spacing="-0.026cm" fo:font-style="normal" style:text-underline-style="none" fo:font-weight="normal" style:text-blinking="false" fo:background-color="transparent" style:font-size-asian="10pt" style:font-weight-asian="normal" style:font-size-complex="10pt" style:font-weight-complex="normal"/>
    </style:style>
    <style:style style:name="T10" style:family="text">
      <style:text-properties fo:font-variant="normal" fo:text-transform="none" fo:color="#336699" style:font-name="Fira Mono" fo:font-size="10pt" fo:letter-spacing="normal" fo:font-style="normal" fo:font-weight="normal" fo:background-color="#ffffff" style:font-size-asian="10pt" style:font-size-complex="10pt"/>
    </style:style>
    <style:style style:name="T11" style:family="text">
      <style:text-properties fo:font-variant="normal" fo:text-transform="none" fo:color="#336699" style:font-name="Fira Mono" fo:font-size="10pt" fo:letter-spacing="-0.026cm" fo:font-style="normal" fo:font-weight="normal" fo:background-color="transparent" style:font-size-asian="10pt" style:font-size-complex="10pt"/>
    </style:style>
    <style:style style:name="T12" style:family="text">
      <style:text-properties fo:font-variant="normal" fo:text-transform="none" fo:color="#336699" style:font-name="Fira Mono" fo:font-size="10pt" fo:letter-spacing="-0.026cm" fo:font-style="normal" fo:font-weight="normal" fo:background-color="transparent" style:font-size-asian="10pt" style:font-weight-asian="normal" style:font-size-complex="10pt" style:font-weight-complex="normal"/>
    </style:style>
    <style:style style:name="T13" style:family="text">
      <style:text-properties fo:font-variant="normal" fo:text-transform="none" fo:color="#336699" style:font-name="Fira Mono" fo:letter-spacing="-0.026cm" fo:font-style="normal" fo:font-weight="normal"/>
    </style:style>
    <style:style style:name="T14" style:family="text">
      <style:text-properties fo:font-variant="normal" fo:text-transform="none" fo:color="#336699" style:text-line-through-style="none" style:font-name="Fira Mono" fo:font-size="10pt" fo:letter-spacing="normal" fo:font-style="normal" style:text-underline-style="none" fo:font-weight="normal" style:text-blinking="false" fo:background-color="#ffffff" style:font-size-asian="10pt" style:font-size-complex="10pt"/>
    </style:style>
    <style:style style:name="T15" style:family="text">
      <style:text-properties fo:font-variant="normal" fo:text-transform="none" fo:color="#336699" style:text-line-through-style="none" style:font-name="Fira Mono" fo:font-size="10pt" fo:letter-spacing="-0.026cm" fo:font-style="normal" style:text-underline-style="none" fo:font-weight="normal" style:text-blinking="false" fo:background-color="transparent" style:font-size-asian="10pt" style:font-weight-asian="normal" style:font-size-complex="10pt" style:font-weight-complex="normal"/>
    </style:style>
    <style:style style:name="T16" style:family="text">
      <style:text-properties fo:font-variant="normal" fo:text-transform="none" fo:color="#336699" style:text-line-through-style="none" style:font-name="Fira Mono" fo:letter-spacing="-0.026cm" fo:font-style="normal" style:text-underline-style="none" fo:font-weight="normal" style:text-blinking="false"/>
    </style:style>
    <style:style style:name="T17" style:family="text">
      <style:text-properties fo:font-variant="normal" fo:text-transform="none" fo:color="#336699" style:text-line-through-style="none" style:font-name="Times New Roman" fo:font-size="10pt" fo:letter-spacing="normal" fo:font-style="normal" style:text-underline-style="none" fo:font-weight="normal" style:text-blinking="false" style:font-size-asian="10pt" style:font-size-complex="10pt"/>
    </style:style>
    <style:style style:name="T18" style:family="text">
      <style:text-properties fo:font-variant="normal" fo:text-transform="none" fo:color="#336699" style:font-name="Times New Roman" fo:font-size="10pt" fo:letter-spacing="normal" fo:font-style="normal" fo:font-weight="normal" style:font-size-asian="10pt" style:font-size-complex="10pt"/>
    </style:style>
    <style:style style:name="T19" style:family="text">
      <style:text-properties fo:font-variant="normal" fo:text-transform="none" fo:color="#669933" style:font-name="Fira Mono" fo:font-size="10pt" fo:letter-spacing="normal" fo:font-style="normal" fo:font-weight="normal" fo:background-color="#ffffff" style:font-size-asian="10pt" style:font-size-complex="10pt"/>
    </style:style>
    <style:style style:name="T20" style:family="text">
      <style:text-properties fo:font-variant="normal" fo:text-transform="none" fo:color="#669933" style:font-name="Fira Mono" fo:font-size="10pt" fo:letter-spacing="-0.026cm" fo:font-style="normal" fo:font-weight="normal" fo:background-color="transparent" style:font-size-asian="10pt" style:font-weight-asian="normal" style:font-size-complex="10pt" style:font-weight-complex="normal"/>
    </style:style>
    <style:style style:name="T21" style:family="text">
      <style:text-properties fo:font-variant="normal" fo:text-transform="none" fo:color="#669933" style:font-name="Fira Mono" fo:letter-spacing="-0.026cm" fo:font-style="normal" fo:font-weight="normal"/>
    </style:style>
    <style:style style:name="T22" style:family="text">
      <style:text-properties fo:font-variant="normal" fo:text-transform="none" style:font-name="Times New Roman" fo:letter-spacing="normal" fo:font-style="normal"/>
    </style:style>
    <style:style style:name="T23" style:family="text">
      <style:text-properties fo:font-variant="normal" fo:text-transform="none" style:font-name="Times New Roman" fo:letter-spacing="normal" fo:font-style="normal" fo:font-weight="normal" style:font-weight-asian="normal" style:font-weight-complex="normal"/>
    </style:style>
    <style:style style:name="T24"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25" style:family="text">
      <style:text-properties fo:font-variant="normal" fo:text-transform="none" style:use-window-font-color="true" style:font-name="Times New Roman" fo:font-size="10pt" fo:letter-spacing="normal" fo:font-style="normal" fo:font-weight="normal" fo:background-color="#d9e6f2" style:font-size-asian="10pt" style:font-weight-asian="normal" style:font-size-complex="10pt" style:font-weight-complex="normal"/>
    </style:style>
    <style:style style:name="T26" style:family="text">
      <style:text-properties fo:font-variant="normal" fo:text-transform="none" fo:color="#993366" style:font-name="Fira Mono" fo:letter-spacing="-0.026cm" fo:font-style="normal" fo:font-weight="normal"/>
    </style:style>
    <style:style style:name="T27" style:family="text">
      <style:text-properties fo:font-variant="normal" fo:text-transform="none" fo:color="#993366" style:font-name="Fira Mono" fo:letter-spacing="-0.026cm" fo:font-style="normal" fo:font-weight="bold"/>
    </style:style>
    <style:style style:name="T28" style:family="text">
      <style:text-properties fo:font-weight="normal" style:font-weight-asian="normal" style:font-weight-complex="normal"/>
    </style:style>
    <style:style style:name="T29" style:family="text">
      <style:text-properties fo:font-weight="bold" style:font-weight-asian="bold" style:font-weight-complex="bold"/>
    </style:style>
    <style:style style:name="T30" style:family="text">
      <style:text-properties fo:font-size="10pt" style:font-size-asian="10pt" style:font-size-complex="10pt"/>
    </style:style>
    <style:style style:name="T31" style:family="text">
      <style:text-properties fo:font-size="8pt" style:font-size-asian="8pt" style:font-size-complex="8pt"/>
    </style:style>
    <style:style style:name="T32" style:family="text">
      <style:text-properties fo:color="#ff3333"/>
    </style:style>
    <style:style style:name="T33" style:family="text">
      <style:text-properties fo:color="#ff3333" fo:font-weight="bold" style:font-weight-asian="bold" style:font-weight-complex="bold"/>
    </style:style>
    <style:style style:name="T34" style:family="text">
      <style:text-properties fo:color="#ff3333" fo:font-weight="normal" style:font-weight-asian="normal" style:font-weight-complex="normal"/>
    </style:style>
    <style:style style:name="T35" style:family="text">
      <style:text-properties style:font-name="Times New Roman" fo:font-size="10pt" style:font-size-asian="10pt" style:font-size-complex="10pt"/>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text:span text:style-name="T33">echo </text:span><text:span text:style-name="T32">: </text:span>affiche une chaîne de caractères.</text:p>
      <text:p text:style-name="Standard"/>
      <text:p text:style-name="P1">Affiche une ou plusieurs expressions, sans espaces ou nouvelle ligne additionnelle.</text:p>
      <text:p text:style-name="P1"/>
      <text:p text:style-name="P1">echo n'est pas une fonction mais une construction du langage. Ses arguments sont une liste d'expressions suivant le mot clé echo, séparés par des virgules, et non délimités par des parenthèses. </text:p>
      <text:p text:style-name="P1"/>
      <text:p text:style-name="P1">Contrairement à d'autres constructions du langage, echo n'a pas de valeur de retour, elle ne peut donc pas être utilisée dans le contexte d'une expression.</text:p>
      <text:p text:style-name="P1"/>
      <text:p text:style-name="Standard"><text:a xlink:type="simple" xlink:href="https://www.php.net/manual/fr/function.echo.php" text:style-name="Internet_20_link" text:visited-style-name="Visited_20_Internet_20_Link"><text:span text:style-name="T31">https://www.php.net/manual/fr/function.echo.php</text:span></text:a><text:span text:style-name="T31"> </text:span></text:p>
      <text:p text:style-name="Standard"/>
      <text:p text:style-name="Standard"/>
      <text:p text:style-name="Standard"><text:span text:style-name="T33">print_r</text:span><text:span text:style-name="T32"> :</text:span> affiche des informations lisibles pour une variable.</text:p>
      <text:p text:style-name="Standard"/>
      <text:p text:style-name="P1">print_r(mixed $value, bool $return = false): string|bool </text:p>
      <text:p text:style-name="P1"/>
      <text:p text:style-name="P1">print_r() affiche des informations à propos d'une variable, de manière à ce qu'elle soit lisible.</text:p>
      <text:p text:style-name="P1"/>
      <text:p text:style-name="P1">print_r(), var_dump() et var_export() affiche également les propriétés protégées et privées d'un objet. Les membres des classes statiques ne seront pas affichés.</text:p>
      <text:p text:style-name="P1"/>
      <text:p text:style-name="P1">Liste de paramètres :</text:p>
      <text:p text:style-name="P7"><text:span text:style-name="T29">value</text:span> : l'expression à afficher.</text:p>
      <text:p text:style-name="P8"><text:span text:style-name="T29">return</text:span> : si vous voulez obtenir le résultat de print_r() dans une chaîne, utilisez le paramètre return. Lorsque ce paramètre vaut true, print_r() retournera l'information plutôt que de l'afficher.</text:p>
      <text:p text:style-name="P4"/>
      <text:p text:style-name="P4">Valeurs de retour :</text:p>
      <text:p text:style-name="P10">Si une chaîne de caractères, un entier ou un nombre décimal est fourni, sa valeur sera affichée. Si un tableau est fourni, les valeurs seront affichées dans un format permettant de voir les clés et les éléments. Un format similaire sera également utilisé pour les objets.</text:p>
      <text:p text:style-name="P8">Lorsque le paramètre return vaut true, cette fonction retournera une chaîne de caractères. Autrement, la valeur de retour sera true</text:p>
      <text:p text:style-name="P4"/>
      <text:p text:style-name="P4"><text:a xlink:type="simple" xlink:href="https://www.php.net/manual/fr/function.print-r.php" text:style-name="Internet_20_link" text:visited-style-name="Visited_20_Internet_20_Link"><text:span text:style-name="T31">https://www.php.net/manual/fr/function.print-r.php</text:span></text:a><text:span text:style-name="T31"> <text:s/></text:span></text:p>
      <text:p text:style-name="P4"/>
      <text:p text:style-name="P4"/>
      <text:p text:style-name="Standard"><text:span text:style-name="T33">var_dump </text:span><text:span text:style-name="T34">:</text:span><text:span text:style-name="T28"> </text:span>affiche les informations d'une variable.</text:p>
      <text:p text:style-name="Standard"/>
      <text:p text:style-name="Standard"><text:span text:style-name="Strong_20_Emphasis"><text:span text:style-name="T10">var_dump</text:span></text:span><text:span text:style-name="T6">(</text:span><text:a xlink:type="simple" xlink:href="https://www.php.net/manual/fr/language.types.declarations.php#language.types.declarations.mixed" text:style-name="Internet_20_link" text:visited-style-name="Visited_20_Internet_20_Link"><text:span text:style-name="T14">mixed</text:span></text:a><text:span text:style-name="T6"> </text:span><text:span text:style-name="Source_20_Text"><text:span text:style-name="T10">$value</text:span></text:span><text:span text:style-name="T6">, </text:span><text:a xlink:type="simple" xlink:href="https://www.php.net/manual/fr/language.types.declarations.php#language.types.declarations.mixed" text:style-name="Internet_20_link" text:visited-style-name="Visited_20_Internet_20_Link"><text:span text:style-name="T14">mixed</text:span></text:a><text:span text:style-name="T6"> </text:span><text:span text:style-name="Source_20_Text"><text:span text:style-name="T10">...$values</text:span></text:span><text:span text:style-name="T6">): </text:span><text:span text:style-name="T19">void</text:span></text:p>
      <text:section text:style-name="Sect1" text:name="refsect1-function.var-dump-description">
        <text:p text:style-name="P6"><text:span text:style-name="Strong_20_Emphasis"><text:span text:style-name="T1"/></text:span></text:p>
        <text:p text:style-name="P3"><text:span text:style-name="Strong_20_Emphasis"><text:span text:style-name="T3">var_dump() </text:span></text:span><text:span text:style-name="T4">affiche les informations structurées d'une variable, y compris son type et sa valeur. Les tableaux et les objets sont explorés récursivement, avec des indentations, pour mettre en valeur leur structure.</text:span></text:p>
        <text:p text:style-name="P14"/>
        <text:p text:style-name="P3"><text:span text:style-name="T4">Toutes les propriétés publiques, privées et protégées des objets seront retournées dans la sortie à moins que l'objet n'implémente une méthode </text:span><text:a xlink:type="simple" xlink:href="https://www.php.net/manual/fr/language.oop5.magic.php#language.oop5.magic.debuginfo" text:style-name="Internet_20_link" text:visited-style-name="Visited_20_Internet_20_Link"><text:span text:style-name="T17">__debugInfo()</text:span></text:a><text:span text:style-name="T4">.</text:span></text:p>
        <text:p text:style-name="P14"/>
        <text:p text:style-name="P2">Astuce</text:p>
        <text:p text:style-name="P2">Comme pour toutes les fonctions qui affichent directement des résultats au navigateur, les fonctions de gestion des sorties peuvent être utilisées pour capturer la sortie de cette fonction et l'enregistrer dans une chaîne de caractères (par exemple).</text:p>
        <text:p text:style-name="P15"/>
        <text:p text:style-name="P3"><text:span text:style-name="T3">Liste de paramètres :</text:span><text:a xlink:type="simple" xlink:href="https://www.php.net/manual/fr/function.var-dump.php#refsect1-function.var-dump-parameters" text:style-name="Internet_20_link" text:visited-style-name="Visited_20_Internet_20_Link"><text:span text:style-name="T2">¶</text:span></text:a></text:p>
        <text:p text:style-name="P11"><text:span text:style-name="Source_20_Text"><text:span text:style-name="T18">value : </text:span></text:span><text:span text:style-name="T35">L'expression afficher.</text:span></text:p>
        <text:p text:style-name="P12"><text:span text:style-name="Source_20_Text"><text:span text:style-name="T18">Values : </text:span></text:span><text:span text:style-name="T30">Expression supplémentaire à afficher.</text:span></text:p>
        <text:p text:style-name="P15"/>
        <text:p text:style-name="P3"><text:span text:style-name="T3">Valeurs de retour :</text:span><text:a xlink:type="simple" xlink:href="https://www.php.net/manual/fr/function.var-dump.php#refsect1-function.var-dump-returnvalues" text:style-name="Internet_20_link" text:visited-style-name="Visited_20_Internet_20_Link"><text:span text:style-name="T2">¶</text:span></text:a></text:p>
        <text:p text:style-name="P1">Aucune valeur n'est retournée.</text:p>
        <text:p text:style-name="P15"/>
        <text:p text:style-name="P15"/>
        <text:p text:style-name="P15"><text:soft-page-break/></text:p>
        <text:p text:style-name="P18"><text:span text:style-name="T22">array</text:span><text:span text:style-name="T23"> :</text:span><text:span text:style-name="T24"> crée un tableau.</text:span></text:p>
        <text:p text:style-name="P17"/>
        <text:p text:style-name="P20"><text:span text:style-name="Strong_20_Emphasis"><text:span text:style-name="T11">array</text:span></text:span><text:span text:style-name="T7">(</text:span><text:a xlink:type="simple" xlink:href="https://www.php.net/manual/fr/language.types.declarations.php#language.types.declarations.mixed" text:style-name="Internet_20_link" text:visited-style-name="Visited_20_Internet_20_Link"><text:span text:style-name="T15">mixed</text:span></text:a><text:span text:style-name="T9"> </text:span><text:span text:style-name="Source_20_Text"><text:span text:style-name="T12">...$values</text:span></text:span><text:span text:style-name="T7">): </text:span><text:span text:style-name="T20">array</text:span><text:span text:style-name="T25"> </text:span></text:p>
        <text:p text:style-name="P17"/>
        <text:p text:style-name="P3"><text:span text:style-name="T5">Liste de paramètres :</text:span></text:p>
        <text:p text:style-name="P19"><text:span text:style-name="Source_20_Text"><text:span text:style-name="T3">values :<text:tab/></text:span></text:span><text:span text:style-name="T3">La syntaxe "index =&gt; valeur", séparée par des virgules, définit les index et leur valeur. Un index peut être une chaîne ou un nombre. Si l'index est omis, un index numérique sera automatiquement généré (commençant à 0). Si l'index est un entier, le prochain index généré prendra la valeur d'index la plus grande + 1. Notez que si deux indices identiques sont définis, le dernier remplacera le premier.</text:span></text:p>
        <text:p text:style-name="P9"><text:tab/>Avoir une virgule après avoir défini la dernière entrée, bien qu'inutile, est une syntaxe valide.</text:p>
        <text:p text:style-name="P5"/>
        <text:p text:style-name="P3"><text:span text:style-name="T5">Valeurs de retour :</text:span></text:p>
        <text:p text:style-name="P3"><text:span text:style-name="T3">Retourne un tableau des paramètres. Les paramètres peuvent fournir un index en utilisant l'opérateur </text:span><text:span text:style-name="Source_20_Text"><text:span text:style-name="T3">=&gt;</text:span></text:span><text:span text:style-name="T3">. Lisez la section sur les </text:span><text:a xlink:type="simple" xlink:href="https://www.php.net/manual/fr/language.types.array.php" text:style-name="Internet_20_link" text:visited-style-name="Visited_20_Internet_20_Link">types-tableaux</text:a><text:span text:style-name="T2"> </text:span><text:span text:style-name="T3">pour plus d'informations sur ce qu'est un tableau.</text:span></text:p>
        <text:p text:style-name="P5"/>
        <text:p text:style-name="P16"/>
        <text:p text:style-name="P26"/>
        <text:h text:outline-level="1"><text:span text:style-name="T32">count</text:span><text:span text:style-name="T34"> : </text:span><text:span text:style-name="T28">compte tous les éléments d'un tableau ou dans un objet Countable.</text:span></text:h>
        <text:section text:style-name="Sect1" text:name="refsect1-function.count-description">
          <text:p text:style-name="P26"><text:span text:style-name="Strong_20_Emphasis"><text:span text:style-name="T13">count</text:span></text:span><text:span text:style-name="T8">(</text:span><text:a xlink:type="simple" xlink:href="https://www.php.net/manual/fr/class.countable.php" text:style-name="Internet_20_link" text:visited-style-name="Visited_20_Internet_20_Link"><text:span text:style-name="T16">Countable</text:span></text:a><text:span text:style-name="T21">|array</text:span><text:span text:style-name="T8"> </text:span><text:span text:style-name="Source_20_Text"><text:span text:style-name="T13">$value</text:span></text:span><text:span text:style-name="T8">, </text:span><text:span text:style-name="T21">int</text:span><text:span text:style-name="T8"> </text:span><text:span text:style-name="Source_20_Text"><text:span text:style-name="T13">$mode</text:span></text:span><text:span text:style-name="T26"> = </text:span><text:span text:style-name="Strong_20_Emphasis"><text:span text:style-name="Source_20_Text"><text:span text:style-name="T27">COUNT_NORMAL</text:span></text:span></text:span><text:span text:style-name="T8">): </text:span><text:span text:style-name="T21">int</text:span> </text:p>
          <text:p text:style-name="P28">Compte tous les éléments dans un tableau quand utilisé avec un tableau. Quand utilisé avec un objet qui implémente l'interface Countable, ceci retourne la valeur de la méthode Countable::count().</text:p>
        </text:section>
        <text:section text:style-name="Sect1" text:name="refsect1-function.count-parameters">
          <text:h text:style-name="P23" text:outline-level="3">Liste de paramètres :</text:h>
          <text:p text:style-name="P21">value :<text:tab/>Un tableau ou un objet Countable.</text:p>
          <text:p text:style-name="P22">mode :<text:tab/>Si le paramètre optionnel mode vaut COUNT_RECURSIVE (ou 1), count() va compter récursivement les tableaux. C'est particulièrement pratique pour compter le nombre d'éléments d'un tableau.</text:p>
          <text:p text:style-name="P25"/>
          <text:p text:style-name="P27">Attention ! La fonction count() peut détecter les récursions afin d'éviter les boucles infinies, mais émettra une alerte de type E_WARNING à chaque fois qu'une boucle infinie surviendra (dans le cas où un tableau contient lui-même plus d'une boucle infinie) et retournera un compteur plus grand que l'attendu.</text:p>
        </text:section>
        <text:section text:style-name="Sect1" text:name="refsect1-function.count-returnvalues">
          <text:h text:style-name="P24" text:outline-level="3">Valeurs de retour :</text:h>
          <text:p text:style-name="P26">Retourne le nombre d'éléments dans value. Antérieur à PHP 8.0.0, si le paramètre n'est ni un tableau, ni un objet qui implémente l'interface Countable, 1 était retourné, sauf si value était null, au quel cas 0 était retourné.</text:p>
        </text:section>
        <text:p text:style-name="P26"/>
        <text:p text:style-name="P26"/>
        <text:p text:style-name="P26"/>
        <text:p text:style-name="P26"/>
        <text:p text:style-name="P26"/>
        <text:p text:style-name="P2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ira Mono" svg:font-family="'Fira Mono', 'Source Code Pro', monospace"/>
    <style:font-face style:name="Fira Sans" svg:font-family="'Fira Sans', 'Source Sans Pro', Helvetica, Arial,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7-13T16:43:10</dc:date>
    <dc:creator>Vincent </dc:creator>
    <meta:generator>OpenOffice/4.1.14$Win32 OpenOffice.org_project/4114m1$Build-9811</meta:generator>
    <meta:editing-duration>PT5H20M42S</meta:editing-duration>
    <meta:editing-cycles>4</meta:editing-cycles>
    <meta:document-statistic meta:table-count="0" meta:image-count="0" meta:object-count="0" meta:page-count="2" meta:paragraph-count="43" meta:word-count="670" meta:character-count="4425"/>
  </office:meta>
</office:document-meta>
</file>